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d6394" officeooo:paragraph-rsid="002d6394"/>
    </style:style>
    <style:style style:name="P8" style:family="paragraph" style:parent-style-name="Table_20_Contents">
      <style:paragraph-properties fo:text-align="end" style:justify-single-word="false"/>
      <style:text-properties officeooo:rsid="002e913c" officeooo:paragraph-rsid="002e913c"/>
    </style:style>
    <style:style style:name="P9" style:family="paragraph" style:parent-style-name="Table_20_Contents">
      <style:text-properties officeooo:rsid="00387c9c" officeooo:paragraph-rsid="00387c9c"/>
    </style:style>
    <style:style style:name="P10" style:family="paragraph" style:parent-style-name="Addressee">
      <style:text-properties fo:font-weight="bold" style:font-weight-asian="bold" style:font-weight-complex="bold"/>
    </style:style>
    <style:style style:name="P11" style:family="paragraph" style:parent-style-name="Addressee">
      <style:text-properties officeooo:rsid="002b7139" officeooo:paragraph-rsid="002b7139"/>
    </style:style>
    <style:style style:name="P1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3" style:family="paragraph" style:parent-style-name="Standard">
      <style:text-properties fo:font-size="2pt" officeooo:paragraph-rsid="00243bb5" style:font-size-asian="1.75pt" style:font-size-complex="2pt"/>
    </style:style>
    <style:style style:name="P14" style:family="paragraph" style:parent-style-name="Standard">
      <style:text-properties style:use-window-font-color="true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21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3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4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5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6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rsid="0033d13b" officeooo:paragraph-rsid="0033d13b"/>
    </style:style>
    <style:style style:name="P29" style:family="paragraph" style:parent-style-name="Standard" style:list-style-name="L2">
      <style:text-properties officeooo:rsid="002d6394" officeooo:paragraph-rsid="002d6394"/>
    </style:style>
    <style:style style:name="P30" style:family="paragraph" style:parent-style-name="Standard" style:list-style-name="L3">
      <style:text-properties officeooo:rsid="002e913c" officeooo:paragraph-rsid="002e913c"/>
    </style:style>
    <style:style style:name="P31" style:family="paragraph" style:parent-style-name="Standard" style:list-style-name="L4">
      <style:text-properties officeooo:rsid="00387c9c" officeooo:paragraph-rsid="00387c9c"/>
    </style:style>
    <style:style style:name="P32" style:family="paragraph" style:parent-style-name="Standard" style:list-style-name="L1">
      <style:text-properties officeooo:rsid="0045a975" officeooo:paragraph-rsid="0045a975"/>
    </style:style>
    <style:style style:name="P33" style:family="paragraph" style:parent-style-name="Table_20_Contents">
      <style:text-properties officeooo:rsid="0033d13b" officeooo:paragraph-rsid="0045a975"/>
    </style:style>
    <style:style style:name="P34" style:family="paragraph" style:parent-style-name="Table_20_Contents">
      <style:text-properties officeooo:paragraph-rsid="0033d13b"/>
    </style:style>
    <style:style style:name="P35" style:family="paragraph" style:parent-style-name="Table_20_Contents">
      <style:text-properties officeooo:paragraph-rsid="0045a975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d6394"/>
    </style:style>
    <style:style style:name="T6" style:family="text">
      <style:text-properties officeooo:rsid="0033d13b"/>
    </style:style>
    <style:style style:name="T7" style:family="text">
      <style:text-properties officeooo:rsid="0039924b"/>
    </style:style>
    <style:style style:name="T8" style:family="text">
      <style:text-properties officeooo:rsid="003e706f"/>
    </style:style>
    <style:style style:name="T9" style:family="text">
      <style:text-properties officeooo:rsid="003f8800"/>
    </style:style>
    <style:style style:name="T10" style:family="text">
      <style:text-properties officeooo:rsid="0045a975"/>
    </style:style>
    <style:style style:name="T11" style:family="text">
      <style:text-properties officeooo:rsid="004659d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5">Fait à <text:user-defined style:data-style-name="N0" text:name="PV - Lieu">Limoges</text:user-defined>, le <text:user-defined style:data-style-name="N76" text:name="Date Livraison">18 juin 2019</text:user-defined></text:p>
      <text:p text:style-name="P16"/>
      <text:p text:style-name="P16"/>
      <text:p text:style-name="P16"/>
      <text:p text:style-name="Standard"/>
      <text:p text:style-name="P22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54091361" text:style-name="L1">
              <text:list-item>
                <text:p text:style-name="P27">application web <text:span text:style-name="T6">spring mvc</text:span></text:p>
              </text:list-item>
              <text:list-item>
                <text:p text:style-name="P28">application webservice rest</text:p>
              </text:list-item>
              <text:list-item>
                <text:p text:style-name="P32">application angular client</text:p>
              </text:list-item>
              <text:list-item>
                <text:p text:style-name="P32">application angular professionne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webapp" text:style-name="Internet_20_link" text:visited-style-name="Visited_20_Internet_20_Link">https://</text:a><text:a xlink:type="simple" xlink:href="https://github.fake-account/ocpizza-webapp" text:style-name="Internet_20_link" text:visited-style-name="Visited_20_Internet_20_Link"><text:span text:style-name="T5">github.fake-account/ocpizza-webapp</text:span></text:a></text:p>
            <text:p text:style-name="P34"><text:a xlink:type="simple" xlink:href="https://github.fake-account/ocpizza-ws" text:style-name="Internet_20_link" text:visited-style-name="Visited_20_Internet_20_Link"><text:span text:style-name="T6">https://github.fake-account/ocpizza-ws</text:span></text:a></text:p>
            <text:p text:style-name="P35"><text:a xlink:type="simple" xlink:href="https://github.fake-account/ocpizza-ws" text:style-name="Internet_20_link" text:visited-style-name="Visited_20_Internet_20_Link"><text:span text:style-name="T6">https://github.fake-account/ocpizza-angular-client</text:span></text:a></text:p>
            <text:p text:style-name="P33"><text:a xlink:type="simple" xlink:href="https://github.fake-account/ocpizza-ws" text:style-name="Internet_20_link" text:visited-style-name="Visited_20_Internet_20_Link">https://github.fake-account/ocpizza-</text:a><text:a xlink:type="simple" xlink:href="https://github.fake-account/ocpizza-ws" text:style-name="Internet_20_link" text:visited-style-name="Visited_20_Internet_20_Link"><text:span text:style-name="T10">angular-pro</text:span></text:a></text:p>
          </table:table-cell>
          <table:table-cell table:style-name="Tableau1.A2" office:value-type="string">
            <text:p text:style-name="P4"/>
            <text:p text:style-name="P7">1.0</text:p>
            <text:p text:style-name="P4"/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3934953021" text:style-name="L2">
              <text:list-item>
                <text:p text:style-name="P29">base de donnée<text:span text:style-name="T8">s</text:span> PostgreSQ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sql" text:style-name="Internet_20_link" text:visited-style-name="Visited_20_Internet_20_Link">https://</text:a><text:a xlink:type="simple" xlink:href="https://github.fake-account/ocpizza-sql" text:style-name="Internet_20_link" text:visited-style-name="Visited_20_Internet_20_Link"><text:span text:style-name="T5">github.fake-account/ocpizza-sql</text:span></text:a></text:p>
            <text:p text:style-name="Table_20_Contents"/>
          </table:table-cell>
          <table:table-cell table:style-name="Tableau1.A2" office:value-type="string">
            <text:p text:style-name="P7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481433631" text:style-name="L3">
              <text:list-item>
                <text:p text:style-name="P30">Dossier de conception fonctionnelle</text:p>
              </text:list-item>
              <text:list-item>
                <text:p text:style-name="P30">Dossier de conception technique</text:p>
              </text:list-item>
              <text:list-item>
                <text:p text:style-name="P30">Dossier d’exploitation</text:p>
              </text:list-item>
            </text:list>
          </table:table-cell>
          <table:table-cell table:style-name="Tableau1.A2" office:value-type="string">
            <text:list xml:id="list155937847400325" text:continue-numbering="true" text:style-name="L3">
              <text:list-item>
                <text:p text:style-name="P30">Doc 1 – Dossier de conception fonctionnelle.<text:span text:style-name="T9">pdf</text:span></text:p>
              </text:list-item>
              <text:list-item>
                <text:p text:style-name="P30">Doc 2 – Dossier de conception technique.<text:span text:style-name="T9">pdf</text:span></text:p>
              </text:list-item>
              <text:list-item>
                <text:p text:style-name="P30">Doc 3 – Dossier d_exploitation.<text:span text:style-name="T9">pdf</text:span></text:p>
              </text:list-item>
            </text:list>
          </table:table-cell>
          <table:table-cell table:style-name="Tableau1.A2" office:value-type="string">
            <text:p text:style-name="P8">1.0</text:p>
          </table:table-cell>
        </table:table-row>
      </table:table>
      <text:p text:style-name="P1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2744736982" text:style-name="L4">
              <text:list-item>
                <text:p text:style-name="P31">Les nom<text:span text:style-name="T7">s</text:span> d’utilisateurs (admin) et les mot<text:span text:style-name="T7">s</text:span> de passe de la documentation sont factices. Un mail chiffré sera envoyé en parallèle de la livraison, il contiendra un mot de passe fonctionnel qu’il faudra par la suite remplacer.</text:p>
              </text:list-item>
            </text:list>
          </table:table-cell>
        </table:table-row>
      </table:table>
      <text:p text:style-name="P1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9">Déployer la base de données, le Webservice REST, <text:span text:style-name="T11">les deux applications Angular, </text:span>puis la Webapp <text:span text:style-name="T11">spring mvc</text:span>.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8/06/2019</text:user-defined></text:p>
      <text:p text:style-name="Table_20_Contents"/>
      <text:p text:style-name="P26">Date de la réception : ________________________</text:p>
      <text:p text:style-name="P5"/>
      <text:p text:style-name="P21">La réception est prononcée :</text:p>
      <text:p text:style-name="P25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4">Fait à <text:tab/><text:tab/><text:tab/>Pour <text:user-defined style:data-style-name="N0" text:name="Client">OC Pizza</text:user-defined></text:p>
      <text:p text:style-name="P23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0.1</text:user-defined></text:p>
              <text:p text:style-name="Addressee">Ref. Client : <text:user-defined style:data-style-name="N0" text:name="Projet - Ref Ext.">0.1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Motodev.org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7H41M41S</meta:editing-duration>
    <meta:editing-cycles>72</meta:editing-cycles>
    <meta:generator>LibreOffice/6.1.6.3$Windows_X86_64 LibreOffice_project/5896ab1714085361c45cf540f76f60673dd96a72</meta:generator>
    <meta:initial-creator>Loïc GUIBERT</meta:initial-creator>
    <dc:date>2019-06-14T15:59:13.747000000</dc:date>
    <dc:subject>Livraison finale</dc:subject>
    <dc:title>Procés verbal de livraison</dc:title>
    <meta:document-statistic meta:table-count="5" meta:image-count="0" meta:object-count="0" meta:page-count="2" meta:paragraph-count="51" meta:word-count="269" meta:character-count="1792" meta:non-whitespace-character-count="1569"/>
    <meta:user-defined meta:name="Client">OC Pizza</meta:user-defined>
    <meta:user-defined meta:name="Date Livraison" meta:value-type="date">2019-06-18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0.1</meta:user-defined>
    <meta:user-defined meta:name="Projet - Ref Int." meta:value-type="string">0.1</meta:user-defined>
    <meta:template xlink:type="simple" xlink:actuate="onRequest" xlink:title="openrun-pv-livraison" xlink:href="../../../../../../../gestion/modeles/openrun-pv-livraison.ott" meta:date="2014-04-01T09:11:41"/>
  </office:meta>
</office:document-meta>
</file>